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1" style:family="text">
      <style:text-properties style:text-position="sub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 office:value-type="string">
            <text:p>Logarithmic solution: Constant alpha</text:p>
          </table:table-cell>
          <table:table-cell table:number-columns-repeated="5"/>
          <table:table-cell office:value-type="string">
            <text:p>Logarithmic solution: alpha = A/V<text:span text:style-name="T1">pos</text:span></text:p>
          </table:table-cell>
          <table:table-cell table:number-columns-repeated="4"/>
          <table:table-cell office:value-type="string">
            <text:p>Logarithmic solution: alpha = A/V</text:p>
          </table:table-cell>
          <table:table-cell table:number-columns-repeated="9"/>
        </table:table-row>
        <table:table-row table:style-name="ro2">
          <table:table-cell office:value-type="string">
            <text:p>zdiv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 error</text:p>
          </table:table-cell>
          <table:table-cell table:number-columns-repeated="2"/>
          <table:table-cell office:value-type="string">
            <text:p>zdiv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 error</text:p>
          </table:table-cell>
          <table:table-cell/>
          <table:table-cell office:value-type="string">
            <text:p>zdiv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 error</text:p>
          </table:table-cell>
          <table:table-cell table:number-columns-repeated="2"/>
          <table:table-cell office:value-type="string">
            <text:p>zdiv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 error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.0658">
            <text:p>0.07</text:p>
          </table:table-cell>
          <table:table-cell table:formula="oooc:=LOG([.A3];10)" office:value-type="float" office:value="0.602059991327962">
            <text:p>0.6</text:p>
          </table:table-cell>
          <table:table-cell table:formula="oooc:=LOG([.B3];10)" office:value-type="float" office:value="-1.18177410638604">
            <text:p>-1.1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667">
            <text:p>0.07</text:p>
          </table:table-cell>
          <table:table-cell table:formula="oooc:=LOG([.G3];10)" office:value-type="float" office:value="0.602059991327962">
            <text:p>0.6</text:p>
          </table:table-cell>
          <table:table-cell table:formula="oooc:=LOG([.H3];10)" office:value-type="float" office:value="-1.17587416608345">
            <text:p>-1.18</text:p>
          </table:table-cell>
          <table:table-cell/>
          <table:table-cell office:value-type="float" office:value="4">
            <text:p>4</text:p>
          </table:table-cell>
          <table:table-cell office:value-type="float" office:value="0.0779">
            <text:p>0.08</text:p>
          </table:table-cell>
          <table:table-cell table:formula="oooc:=LOG([.L3];10)" office:value-type="float" office:value="0.602059991327962">
            <text:p>0.6</text:p>
          </table:table-cell>
          <table:table-cell table:formula="oooc:=LOG([.M3];10)" office:value-type="float" office:value="-1.10846254232744">
            <text:p>-1.1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076">
            <text:p>0.01</text:p>
          </table:table-cell>
          <table:table-cell table:formula="oooc:=LOG([.R3];10)" office:value-type="float" office:value="0.602059991327962">
            <text:p>0.6</text:p>
          </table:table-cell>
          <table:table-cell table:formula="oooc:=LOG([.S3];10)" office:value-type="float" office:value="-2.11918640771921">
            <text:p>-2.12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.0137">
            <text:p>0.01</text:p>
          </table:table-cell>
          <table:table-cell table:formula="oooc:=LOG([.A4];10)" office:value-type="float" office:value="0.903089986991943">
            <text:p>0.9</text:p>
          </table:table-cell>
          <table:table-cell table:formula="oooc:=LOG([.B4];10)" office:value-type="float" office:value="-1.86327943284359">
            <text:p>-1.8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0139">
            <text:p>0.01</text:p>
          </table:table-cell>
          <table:table-cell table:formula="oooc:=LOG([.G4];10)" office:value-type="float" office:value="0.903089986991943">
            <text:p>0.9</text:p>
          </table:table-cell>
          <table:table-cell table:formula="oooc:=LOG([.H4];10)" office:value-type="float" office:value="-1.85698519974591">
            <text:p>-1.86</text:p>
          </table:table-cell>
          <table:table-cell/>
          <table:table-cell office:value-type="float" office:value="8">
            <text:p>8</text:p>
          </table:table-cell>
          <table:table-cell office:value-type="float" office:value="0.014">
            <text:p>0.01</text:p>
          </table:table-cell>
          <table:table-cell table:formula="oooc:=LOG([.L4];10)" office:value-type="float" office:value="0.903089986991943">
            <text:p>0.9</text:p>
          </table:table-cell>
          <table:table-cell table:formula="oooc:=LOG([.M4];10)" office:value-type="float" office:value="-1.85387196432176">
            <text:p>-1.85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0025">
            <text:p>0</text:p>
          </table:table-cell>
          <table:table-cell table:formula="oooc:=LOG([.R4];10)" office:value-type="float" office:value="0.903089986991943">
            <text:p>0.9</text:p>
          </table:table-cell>
          <table:table-cell table:formula="oooc:=LOG([.S4];10)" office:value-type="float" office:value="-2.60205999132796">
            <text:p>-2.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.0062">
            <text:p>0.01</text:p>
          </table:table-cell>
          <table:table-cell table:formula="oooc:=LOG([.A5];10)" office:value-type="float" office:value="1.07918124604762">
            <text:p>1.08</text:p>
          </table:table-cell>
          <table:table-cell table:formula="oooc:=LOG([.B5];10)" office:value-type="float" office:value="-2.20760831050175">
            <text:p>-2.21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047">
            <text:p>0</text:p>
          </table:table-cell>
          <table:table-cell table:formula="oooc:=LOG([.G5];10)" office:value-type="float" office:value="1.20411998265592">
            <text:p>1.2</text:p>
          </table:table-cell>
          <table:table-cell table:formula="oooc:=LOG([.H5];10)" office:value-type="float" office:value="-2.32790214206428">
            <text:p>-2.33</text:p>
          </table:table-cell>
          <table:table-cell/>
          <table:table-cell office:value-type="float" office:value="12">
            <text:p>12</text:p>
          </table:table-cell>
          <table:table-cell office:value-type="float" office:value="0.0072">
            <text:p>0.01</text:p>
          </table:table-cell>
          <table:table-cell table:formula="oooc:=LOG([.L5];10)" office:value-type="float" office:value="1.07918124604762">
            <text:p>1.08</text:p>
          </table:table-cell>
          <table:table-cell table:formula="oooc:=LOG([.M5];10)" office:value-type="float" office:value="-2.14266750356873">
            <text:p>-2.14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" office:value-type="float" office:value="0.00054021">
            <text:p>5.40E-004</text:p>
          </table:table-cell>
          <table:table-cell table:formula="oooc:=LOG([.R5];10)" office:value-type="float" office:value="1.20411998265592">
            <text:p>1.2</text:p>
          </table:table-cell>
          <table:table-cell table:formula="oooc:=LOG([.S5];10)" office:value-type="float" office:value="-3.26743738071017">
            <text:p>-3.2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0.0039">
            <text:p>0</text:p>
          </table:table-cell>
          <table:table-cell table:formula="oooc:=LOG([.A6];10)" office:value-type="float" office:value="1.20411998265592">
            <text:p>1.2</text:p>
          </table:table-cell>
          <table:table-cell table:formula="oooc:=LOG([.B6];10)" office:value-type="float" office:value="-2.4089353929735">
            <text:p>-2.41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.0028">
            <text:p>0</text:p>
          </table:table-cell>
          <table:table-cell table:formula="oooc:=LOG([.G6];10)" office:value-type="float" office:value="1.38021124171161">
            <text:p>1.38</text:p>
          </table:table-cell>
          <table:table-cell table:formula="oooc:=LOG([.H6];10)" office:value-type="float" office:value="-2.55284196865778">
            <text:p>-2.55</text:p>
          </table:table-cell>
          <table:table-cell/>
          <table:table-cell office:value-type="float" office:value="16">
            <text:p>16</text:p>
          </table:table-cell>
          <table:table-cell office:value-type="float" office:value="0.0055">
            <text:p>0.01</text:p>
          </table:table-cell>
          <table:table-cell table:formula="oooc:=LOG([.L6];10)" office:value-type="float" office:value="1.20411998265592">
            <text:p>1.2</text:p>
          </table:table-cell>
          <table:table-cell table:formula="oooc:=LOG([.M6];10)" office:value-type="float" office:value="-2.25963731050576">
            <text:p>-2.26</text:p>
          </table:table-cell>
          <table:table-cell table:number-columns-repeated="6"/>
        </table:table-row>
        <table:table-row table:style-name="ro3">
          <table:table-cell table:number-columns-repeated="7"/>
          <table:table-cell>
            <draw:frame table:end-cell-address="Sheet1.K23" table:end-x="0.5488in" table:end-y="0.0067in" draw:z-index="1" draw:style-name="gr1" svg:width="3.1496in" svg:height="2.7606in" svg:x="0.0665in" svg:y="0.0909in">
              <draw:object draw:notify-on-update-of-ranges="Sheet1.J3:Sheet1.J5 Sheet1.I3:Sheet1.I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.0035">
            <text:p>0</text:p>
          </table:table-cell>
          <table:table-cell table:formula="oooc:=LOG([.L7];10)" office:value-type="float" office:value="1.30102999566398">
            <text:p>1.3</text:p>
          </table:table-cell>
          <table:table-cell table:formula="oooc:=LOG([.M7];10)" office:value-type="float" office:value="-2.45593195564972">
            <text:p>-2.46</text:p>
          </table:table-cell>
          <table:table-cell table:number-columns-repeated="2"/>
          <table:table-cell>
            <draw:frame table:end-cell-address="Sheet1.V23" table:end-x="0.176in" table:end-y="0.0524in" draw:z-index="4" draw:style-name="gr1" svg:width="3.15in" svg:height="2.7535in" svg:x="0.5819in" svg:y="0.1437in">
              <draw:object draw:notify-on-update-of-ranges="Sheet1.T3:Sheet1.T5 Sheet1.U3:Sheet1.U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 table:number-columns-repeated="11"/>
          <table:table-cell office:value-type="float" office:value="24">
            <text:p>24</text:p>
          </table:table-cell>
          <table:table-cell office:value-type="float" office:value="0.0023">
            <text:p>0</text:p>
          </table:table-cell>
          <table:table-cell table:formula="oooc:=LOG([.L8];10)" office:value-type="float" office:value="1.38021124171161">
            <text:p>1.38</text:p>
          </table:table-cell>
          <table:table-cell table:formula="oooc:=LOG([.M8];10)" office:value-type="float" office:value="-2.63827216398241">
            <text:p>-2.64</text:p>
          </table:table-cell>
          <table:table-cell table:number-columns-repeated="6"/>
        </table:table-row>
        <table:table-row table:style-name="ro3">
          <table:table-cell>
            <draw:frame table:end-cell-address="Sheet1.E24" table:end-x="0.1047in" table:end-y="0.1173in" draw:z-index="0" draw:style-name="gr1" svg:width="3.1488in" svg:height="2.7555in" svg:x="0.5118in" svg:y="0.0287in">
              <draw:object draw:notify-on-update-of-ranges="Sheet1.D3:Sheet1.D6 Sheet1.C3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0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11"/>
          <table:table-cell office:value-type="string">
            <text:p>Plotted values</text:p>
          </table:table-cell>
          <table:table-cell table:number-columns-repeated="9"/>
        </table:table-row>
        <table:table-row table:style-name="ro3">
          <table:table-cell table:number-columns-repeated="11"/>
          <table:table-cell office:value-type="string">
            <text:p>h</text:p>
          </table:table-cell>
          <table:table-cell office:value-type="string">
            <text:p>L2 error</text:p>
          </table:table-cell>
          <table:table-cell office:value-type="string">
            <text:p>log h</text:p>
          </table:table-cell>
          <table:table-cell office:value-type="string">
            <text:p>log L2 error</text:p>
          </table:table-cell>
          <table:table-cell table:number-columns-repeated="6"/>
        </table:table-row>
        <table:table-row table:style-name="ro3">
          <table:table-cell table:number-columns-repeated="11"/>
          <table:table-cell table:style-name="ce1" table:formula="oooc:=(1/24)" office:value-type="date" office:date-value="1899-12-30T01:00:00">
            <text:p>12/30/99</text:p>
          </table:table-cell>
          <table:table-cell office:value-type="float" office:value="0.0023">
            <text:p>0</text:p>
          </table:table-cell>
          <table:table-cell table:formula="oooc:=LOG([.L13];10)" office:value-type="float" office:value="-1.38021124171161">
            <text:p>-1.38</text:p>
          </table:table-cell>
          <table:table-cell table:formula="oooc:=LOG([.M13];10)" office:value-type="float" office:value="-2.63827216398241">
            <text:p>-2.64</text:p>
          </table:table-cell>
          <table:table-cell table:number-columns-repeated="6"/>
        </table:table-row>
        <table:table-row table:style-name="ro3">
          <table:table-cell table:number-columns-repeated="11"/>
          <table:table-cell table:formula="oooc:=(1/16)" office:value-type="float" office:value="0.0625">
            <text:p>0.06</text:p>
          </table:table-cell>
          <table:table-cell office:value-type="float" office:value="0.0055">
            <text:p>0.01</text:p>
          </table:table-cell>
          <table:table-cell table:formula="oooc:=LOG([.L14];10)" office:value-type="float" office:value="-1.20411998265592">
            <text:p>-1.2</text:p>
          </table:table-cell>
          <table:table-cell table:formula="oooc:=LOG([.M14];10)" office:value-type="float" office:value="-2.25963731050576">
            <text:p>-2.26</text:p>
          </table:table-cell>
          <table:table-cell table:number-columns-repeated="6"/>
        </table:table-row>
        <table:table-row table:style-name="ro3">
          <table:table-cell table:number-columns-repeated="11"/>
          <table:table-cell table:formula="oooc:=(1/8)" office:value-type="float" office:value="0.125">
            <text:p>0.13</text:p>
          </table:table-cell>
          <table:table-cell office:value-type="float" office:value="0.014">
            <text:p>0.01</text:p>
          </table:table-cell>
          <table:table-cell table:formula="oooc:=LOG([.L15];10)" office:value-type="float" office:value="-0.903089986991943">
            <text:p>-0.9</text:p>
          </table:table-cell>
          <table:table-cell table:formula="oooc:=LOG([.M15];10)" office:value-type="float" office:value="-1.85387196432176">
            <text:p>-1.85</text:p>
          </table:table-cell>
          <table:table-cell table:number-columns-repeated="6"/>
        </table:table-row>
        <table:table-row table:style-name="ro3">
          <table:table-cell table:number-columns-repeated="11"/>
          <table:table-cell table:formula="oooc:=(1/4)" office:value-type="float" office:value="0.25">
            <text:p>0.25</text:p>
          </table:table-cell>
          <table:table-cell office:value-type="float" office:value="0.0779">
            <text:p>0.08</text:p>
          </table:table-cell>
          <table:table-cell table:formula="oooc:=LOG([.L16];10)" office:value-type="float" office:value="-0.602059991327962">
            <text:p>-0.6</text:p>
          </table:table-cell>
          <table:table-cell table:formula="oooc:=LOG([.M16];10)" office:value-type="float" office:value="-1.10846254232744">
            <text:p>-1.11</text:p>
          </table:table-cell>
          <table:table-cell table:number-columns-repeated="6"/>
        </table:table-row>
        <table:table-row table:style-name="ro3">
          <table:table-cell table:number-columns-repeated="21"/>
        </table:table-row>
        <table:table-row table:style-name="ro3">
          <table:table-cell table:number-columns-repeated="11"/>
          <table:table-cell>
            <draw:frame table:end-cell-address="Sheet1.P34" table:end-x="0.0791in" table:end-y="0.0252in" draw:z-index="2" draw:style-name="gr1" svg:width="3.1488in" svg:height="2.7661in" svg:x="0.4862in" svg:y="0.1039in">
              <draw:object draw:notify-on-update-of-ranges="Sheet1.O13:Sheet1.O16 Sheet1.N13:Sheet1.N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3" table:number-rows-repeated="2">
          <table:table-cell table:number-columns-repeated="21"/>
        </table:table-row>
        <table:table-row table:style-name="ro3">
          <table:table-cell table:number-columns-repeated="6"/>
          <table:table-cell>
            <draw:frame table:end-cell-address="Sheet1.J36" table:end-x="0.5972in" table:end-y="0.1311in" draw:z-index="3" draw:style-name="gr1" svg:width="3.1488in" svg:height="2.7654in" svg:x="0.1157in" svg:y="0.0331in">
              <draw:object draw:notify-on-update-of-ranges="Sheet1.J3:Sheet1.J6 Sheet1.I3:Sheet1.I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3" table:number-rows-repeated="17">
          <table:table-cell table:number-columns-repeated="21"/>
        </table:table-row>
        <table:table-row table:style-name="ro3">
          <table:table-cell table:number-columns-repeated="8"/>
          <table:table-cell office:value-type="float" office:value="12">
            <text:p>12</text:p>
          </table:table-cell>
          <table:table-cell office:value-type="float" office:value="0.0072">
            <text:p>0.01</text:p>
          </table:table-cell>
          <table:table-cell table:formula="oooc:=LOG([.I39];10)" office:value-type="float" office:value="1.07918124604762">
            <text:p>1.08</text:p>
          </table:table-cell>
          <table:table-cell table:formula="oooc:=LOG([.J39];10)" office:value-type="float" office:value="-2.14266750356873">
            <text:p>-2.14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float" office:value="20">
            <text:p>20</text:p>
          </table:table-cell>
          <table:table-cell office:value-type="float" office:value="0.0035">
            <text:p>0</text:p>
          </table:table-cell>
          <table:table-cell table:formula="oooc:=LOG([.I40];10)" office:value-type="float" office:value="1.30102999566398">
            <text:p>1.3</text:p>
          </table:table-cell>
          <table:table-cell table:formula="oooc:=LOG([.J40];10)" office:value-type="float" office:value="-2.45593195564972">
            <text:p>-2.46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7">04/07/2010</text:date>, <text:time>21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10-04-07T21:34:48</dc:date>
    <meta:editing-cycles>5</meta:editing-cycles>
    <meta:editing-duration>PT12H29M53S</meta:editing-duration>
    <meta:user-defined meta:name="Info 1"/>
    <meta:user-defined meta:name="Info 2"/>
    <meta:user-defined meta:name="Info 3"/>
    <meta:user-defined meta:name="Info 4"/>
    <meta:document-statistic meta:table-count="1" meta:cell-count="1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3749389648pt" style:font-size-asian="12.9983749389648pt" style:font-size-complex="12.9983749389648pt"/>
    </style:style>
    <style:style style:name="ch3" style:family="chart">
      <style:text-properties fo:font-size="10.9986248016357pt" style:font-size-asian="10.9986248016357pt" style:font-size-complex="10.9986248016357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87466430664pt" style:font-size-asian="8.99887466430664pt" style:font-size-complex="8.99887466430664pt"/>
    </style:style>
    <style:style style:name="ch7" style:family="chart">
      <style:chart-properties style:rotation-angle="90"/>
      <style:text-properties fo:font-size="8.99887466430664pt" style:font-size-asian="8.99887466430664pt" style:font-size-complex="8.9988746643066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99cm" svg:height="7cm" chart:class="chart:scatter" chart:style-name="ch1">
        <chart:title svg:x="1.829cm" svg:y="0.144cm" chart:style-name="ch2">
          <text:p>Convergence behavior</text:p>
        </chart:title>
        <chart:subtitle svg:x="0.814cm" svg:y="0.784cm" chart:style-name="ch3">
          <text:p>Logarithmic soloution: constant alpha</text:p>
        </chart:subtitle>
        <chart:plot-area chart:style-name="ch4" table:cell-range-address="Sheet1.C3:Sheet1.D6" svg:x="0.116cm" svg:y="1.373cm" svg:width="7.718cm" svg:height="5.545cm">
          <chart:axis chart:dimension="x" chart:name="primary-x" chart:style-name="ch5">
            <chart:title svg:x="3.924cm" svg:y="6.464cm" chart:style-name="ch6">
              <text:p>log h</text:p>
            </chart:title>
          </chart:axis>
          <chart:axis chart:dimension="y" chart:name="primary-y" chart:style-name="ch5">
            <chart:title svg:x="0.161cm" svg:y="4.682cm" chart:style-name="ch7">
              <text:p>log L2 error</text:p>
            </chart:title>
            <chart:grid chart:style-name="ch8" chart:class="major"/>
          </chart:axis>
          <chart:series chart:style-name="ch9" chart:values-cell-range-address="Sheet1.D3:Sheet1.D6" chart:class="chart:scatter">
            <chart:domain table:cell-range-address="Sheet1.C3:Sheet1.C6"/>
            <chart:regression-curve chart:style-name="ch10">
              <chart:equation svg:x="2.72cm" svg:y="1.626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18177410638604">
                <text:p>-1.1817741063860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1.86327943284359">
                <text:p>-1.8632794328435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-2.20760831050175">
                <text:p>-2.2076083105017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2.4089353929735">
                <text:p>-2.4089353929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1470108032pt" style:font-size-asian="12.9981470108032pt" style:font-size-complex="12.9981470108032pt"/>
    </style:style>
    <style:style style:name="ch3" style:family="chart">
      <style:text-properties fo:font-size="10.9984321594238pt" style:font-size-asian="10.9984321594238pt" style:font-size-complex="10.9984321594238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71730804443pt" style:font-size-asian="8.99871730804443pt" style:font-size-complex="8.99871730804443pt"/>
    </style:style>
    <style:style style:name="ch7" style:family="chart">
      <style:chart-properties style:rotation-angle="90"/>
      <style:text-properties fo:font-size="8.99871730804443pt" style:font-size-asian="8.99871730804443pt" style:font-size-complex="8.99871730804443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001cm" svg:height="7.013cm" chart:class="chart:scatter" chart:style-name="ch1">
        <chart:title svg:x="1.83cm" svg:y="0.143cm" chart:style-name="ch2">
          <text:p>Convergence behavior</text:p>
        </chart:title>
        <chart:subtitle svg:x="0.946cm" svg:y="0.783cm" chart:style-name="ch3">
          <text:p>logarithmic solution: alpha = A/Vpos</text:p>
        </chart:subtitle>
        <chart:plot-area chart:style-name="ch4" table:cell-range-address="Sheet1.I3:Sheet1.J5" svg:x="0.117cm" svg:y="1.372cm" svg:width="7.719cm" svg:height="5.558cm">
          <chart:axis chart:dimension="x" chart:name="primary-x" chart:style-name="ch5">
            <chart:title svg:x="3.925cm" svg:y="6.477cm" chart:style-name="ch6">
              <text:p>log h</text:p>
            </chart:title>
          </chart:axis>
          <chart:axis chart:dimension="y" chart:name="primary-y" chart:style-name="ch5">
            <chart:title svg:x="0.161cm" svg:y="4.688cm" chart:style-name="ch7">
              <text:p>log L2 error</text:p>
            </chart:title>
            <chart:grid chart:style-name="ch8" chart:class="major"/>
          </chart:axis>
          <chart:series chart:style-name="ch9" chart:values-cell-range-address="Sheet1.J3:Sheet1.J5" chart:class="chart:scatter">
            <chart:domain table:cell-range-address="Sheet1.I3:Sheet1.I5"/>
            <chart:regression-curve chart:style-name="ch10">
              <chart:equation svg:x="2.416cm" svg:y="2.463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17587416608345">
                <text:p>-1.1758741660834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1.85698519974591">
                <text:p>-1.8569851997459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2.32790214206428">
                <text:p>-2.327902142064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3749389648pt" style:font-size-asian="12.9983749389648pt" style:font-size-complex="12.9983749389648pt"/>
    </style:style>
    <style:style style:name="ch3" style:family="chart">
      <style:text-properties fo:font-size="10.9986248016357pt" style:font-size-asian="10.9986248016357pt" style:font-size-complex="10.9986248016357pt"/>
    </style:style>
    <style:style style:name="ch4" style:family="chart">
      <style:chart-properties chart:symbol-type="automatic" chart:connect-bars="fals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tick-marks-major-inner="true" chart:tick-marks-major-outer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87466430664pt" style:font-size-asian="8.99887466430664pt" style:font-size-complex="8.99887466430664pt"/>
    </style:style>
    <style:style style:name="ch7" style:family="chart" style:data-style-name="N0">
      <style:chart-properties chart:display-label="true" chart:logarithmic="false" chart:origin="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9887466430664pt" style:font-size-asian="8.99887466430664pt" style:font-size-complex="8.9988746643066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999cm" svg:height="7.027cm" chart:class="chart:scatter" chart:style-name="ch1">
        <chart:title svg:x="1.804cm" svg:y="0.142cm" chart:style-name="ch2">
          <text:p>Convergence Behavior</text:p>
        </chart:title>
        <chart:subtitle svg:x="1.114cm" svg:y="0.575cm" chart:style-name="ch3">
          <text:p>Logarithmic solution: alpha = A_e/V_e</text:p>
        </chart:subtitle>
        <chart:plot-area chart:style-name="ch4" table:cell-range-address="Sheet1.N13:Sheet1.O16" svg:x="0.118cm" svg:y="1.38cm" svg:width="7.72cm" svg:height="5.567cm">
          <chart:axis chart:dimension="x" chart:name="primary-x" chart:style-name="ch5">
            <chart:title svg:x="3.908cm" svg:y="6.515cm" chart:style-name="ch6">
              <text:p>log h</text:p>
            </chart:title>
          </chart:axis>
          <chart:axis chart:dimension="y" chart:name="primary-y" chart:style-name="ch7">
            <chart:title svg:x="0.161cm" svg:y="4.714cm" chart:style-name="ch8">
              <text:p>log L2 error</text:p>
            </chart:title>
            <chart:grid chart:style-name="ch9" chart:class="major"/>
          </chart:axis>
          <chart:series chart:style-name="ch10" chart:values-cell-range-address="Sheet1.O13:Sheet1.O16" chart:class="chart:scatter">
            <chart:domain table:cell-range-address="Sheet1.N13:Sheet1.N16"/>
            <chart:regression-curve chart:style-name="ch11">
              <chart:equation svg:x="1.876cm" svg:y="2.625cm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</table:table-cell>
              <table:table-cell office:value-type="float" office:value="-1.38021124171161">
                <text:p>-1.38021124171161</text:p>
              </table:table-cell>
              <table:table-cell office:value-type="float" office:value="-2.63827216398241">
                <text:p>-2.6382721639824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-1.20411998265592">
                <text:p>-1.20411998265592</text:p>
              </table:table-cell>
              <table:table-cell office:value-type="float" office:value="-2.25963731050576">
                <text:p>-2.2596373105057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-0.903089986991943">
                <text:p>-0.903089986991943</text:p>
              </table:table-cell>
              <table:table-cell office:value-type="float" office:value="-1.85387196432176">
                <text:p>-1.8538719643217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-0.602059991327962">
                <text:p>-0.602059991327962</text:p>
              </table:table-cell>
              <table:table-cell office:value-type="float" office:value="-1.10846254232744">
                <text:p>-1.10846254232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9cm" svg:height="7.025cm" chart:class="chart:scatter" chart:style-name="ch1">
        <chart:plot-area chart:style-name="ch2" table:cell-range-address="Sheet1.I3:Sheet1.J6" svg:x="0.159cm" svg:y="0.14cm" svg:width="7.679cm" svg:height="6.74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J3:Sheet1.J6" chart:class="chart:scatter">
            <chart:domain table:cell-range-address="Sheet1.I3:Sheet1.I6"/>
            <chart:regression-curve chart:style-name="ch6">
              <chart:equation svg:x="1.711cm" svg:y="2.592cm"/>
            </chart:regression-curve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1.17587416608345">
                <text:p>-1.1758741660834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1.85698519974591">
                <text:p>-1.85698519974591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2.32790214206428">
                <text:p>-2.3279021420642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-2.55284196865778">
                <text:p>-2.55284196865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95cm" chart:class="chart:scatter" chart:style-name="ch1">
        <chart:title svg:x="1.805cm" svg:y="0.14cm" chart:style-name="ch2">
          <text:p>Convergence Behavior</text:p>
        </chart:title>
        <chart:subtitle svg:x="1.262cm" svg:y="0.782cm" chart:style-name="ch3">
          <text:p>Constant alpha: A_int/V_domain</text:p>
        </chart:subtitle>
        <chart:plot-area chart:style-name="ch4" table:cell-range-address="Sheet1.T3:Sheet1.U5" svg:x="0.119cm" svg:y="1.372cm" svg:width="7.722cm" svg:height="5.545cm">
          <chart:axis chart:dimension="x" chart:name="primary-x" chart:style-name="ch5">
            <chart:title svg:x="3.923cm" svg:y="6.459cm" chart:style-name="ch6">
              <text:p>log h</text:p>
            </chart:title>
          </chart:axis>
          <chart:axis chart:dimension="y" chart:name="primary-y" chart:style-name="ch5">
            <chart:title svg:x="0.161cm" svg:y="4.679cm" chart:style-name="ch7">
              <text:p>log L2 error</text:p>
            </chart:title>
            <chart:grid chart:style-name="ch8" chart:class="major"/>
          </chart:axis>
          <chart:series chart:style-name="ch9" chart:values-cell-range-address="Sheet1.U3:Sheet1.U5" chart:class="chart:scatter">
            <chart:domain table:cell-range-address="Sheet1.T3:Sheet1.T5"/>
            <chart:regression-curve chart:style-name="ch10">
              <chart:equation svg:x="1.193cm" svg:y="2.917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-2.11918640771921">
                <text:p>-2.1191864077192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-2.60205999132796">
                <text:p>-2.6020599913279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-3.26743738071017">
                <text:p>-3.267437380710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